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15939D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3333"/>
    </style:style>
    <style:style style:name="P3" style:family="paragraph">
      <style:text-properties fo:color="#ff3333" fo:font-size="28pt" style:font-size-asian="28pt" style:font-size-complex="28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36pt" style:font-size-asian="36pt" style:font-size-complex="36pt"/>
    </style:style>
    <style:style style:name="T1" style:family="text">
      <style:text-properties fo:color="#ff3333" fo:font-size="28pt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3333" fo:font-size="36pt" style:font-size-asian="36pt" style:font-size-complex="36pt"/>
    </style:style>
    <style:style style:name="T5" style:family="text">
      <style:text-properties fo:color="#000000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28cm" svg:height="13.228cm" svg:x="5.971cm" svg:y="2.014cm">
          <draw:image xlink:href="Pictures/10000201000001F4000001F415939DAD.png" xlink:type="simple" xlink:show="embed" xlink:actuate="onLoad">
            <text:p/>
          </draw:image>
        </draw:frame>
        <draw:frame draw:style-name="gr2" draw:text-style-name="P3" draw:layer="layout" svg:width="1.052cm" svg:height="1.356cm" svg:x="4.983cm" svg:y="3.519cm">
          <draw:text-box>
            <text:p text:style-name="P2"><text:span text:style-name="T1">0</text:span></text:p>
          </draw:text-box>
        </draw:frame>
        <draw:frame draw:style-name="gr2" draw:text-style-name="P4" draw:layer="layout" svg:width="1.052cm" svg:height="1.356cm" svg:x="4.983cm" svg:y="6.219cm">
          <draw:text-box>
            <text:p><text:span text:style-name="T2">1</text:span></text:p>
          </draw:text-box>
        </draw:frame>
        <draw:frame draw:style-name="gr2" draw:text-style-name="P4" draw:layer="layout" svg:width="1.052cm" svg:height="1.356cm" svg:x="4.983cm" svg:y="9.119cm">
          <draw:text-box>
            <text:p><text:span text:style-name="T2">2</text:span></text:p>
          </draw:text-box>
        </draw:frame>
        <draw:frame draw:style-name="gr2" draw:text-style-name="P4" draw:layer="layout" svg:width="1.052cm" svg:height="1.356cm" svg:x="4.983cm" svg:y="11.819cm">
          <draw:text-box>
            <text:p><text:span text:style-name="T2">3</text:span></text:p>
          </draw:text-box>
        </draw:frame>
        <draw:frame draw:style-name="gr2" draw:text-style-name="P4" draw:layer="layout" svg:width="1.052cm" svg:height="1.356cm" svg:x="7.383cm" svg:y="0.919cm">
          <draw:text-box>
            <text:p><text:span text:style-name="T2">0</text:span></text:p>
          </draw:text-box>
        </draw:frame>
        <draw:frame draw:style-name="gr2" draw:text-style-name="P3" draw:layer="layout" svg:width="1.052cm" svg:height="1.356cm" svg:x="10.383cm" svg:y="0.919cm">
          <draw:text-box>
            <text:p text:style-name="P2"><text:span text:style-name="T1">1</text:span></text:p>
          </draw:text-box>
        </draw:frame>
        <draw:frame draw:style-name="gr2" draw:text-style-name="P4" draw:layer="layout" svg:width="1.052cm" svg:height="1.356cm" svg:x="13.183cm" svg:y="0.919cm">
          <draw:text-box>
            <text:p><text:span text:style-name="T2">2</text:span></text:p>
          </draw:text-box>
        </draw:frame>
        <draw:frame draw:style-name="gr2" draw:text-style-name="P4" draw:layer="layout" svg:width="1.052cm" svg:height="1.356cm" svg:x="16.083cm" svg:y="0.919cm">
          <draw:text-box>
            <text:p><text:span text:style-name="T2">3</text:span></text:p>
          </draw:text-box>
        </draw:frame>
        <draw:frame draw:style-name="gr2" draw:text-style-name="P5" draw:layer="layout" svg:width="14.066cm" svg:height="1.673cm" svg:x="5.6cm" svg:y="15.641cm">
          <draw:text-box>
            <text:p text:style-name="P5"><text:span text:style-name="T3">0x578FE460A1B9C3</text:span><text:span text:style-name="T4">2</text:span><text:span text:style-name="T5">D</text:span></text:p>
          </draw:text-box>
        </draw:frame>
        <draw:frame draw:style-name="gr2" draw:text-style-name="P4" draw:layer="layout" svg:width="2.538cm" svg:height="1.356cm" svg:x="16.976cm" svg:y="17.75cm">
          <draw:text-box>
            <text:p><text:span text:style-name="T2">(0,1)</text:span></text:p>
          </draw:text-box>
        </draw:frame>
        <draw:line draw:style-name="gr3" draw:text-style-name="P1" draw:layer="layout" svg:x1="18.183cm" svg:y1="17.93cm" svg:x2="18.209cm" svg:y2="17.0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8-12T00:41:51.317093306</dc:date>
    <dc:creator>elucterio </dc:creator>
    <meta:editing-duration>PT31M24S</meta:editing-duration>
    <meta:editing-cycles>8</meta:editing-cycles>
    <meta:generator>LibreOffice/4.2.8.2$Linux_X86_64 LibreOffice_project/420m0$Build-2</meta:generator>
    <meta:document-statistic meta:object-count="12"/>
  </office:meta>
</office:document-meta>
</file>